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TableColumn4" style:family="table-column">
      <style:table-column-properties style:column-width="1.825in"/>
    </style:style>
    <style:style style:name="TableColumn5" style:family="table-column">
      <style:table-column-properties style:column-width="4.4611in"/>
    </style:style>
    <style:style style:name="Table3" style:family="table">
      <style:table-properties style:width="6.286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11" style:family="table-row">
      <style:table-row-properties/>
    </style:style>
    <style:style style:name="TableCell1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1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16" style:family="table-row">
      <style:table-row-properties/>
    </style:style>
    <style:style style:name="TableCell1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1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21" style:family="table-row">
      <style:table-row-properties/>
    </style:style>
    <style:style style:name="TableCell2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2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26" style:family="table-row">
      <style:table-row-properties/>
    </style:style>
    <style:style style:name="TableCell2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2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31" style:family="table-row">
      <style:table-row-properties/>
    </style:style>
    <style:style style:name="TableCell3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3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36" style:family="table-row">
      <style:table-row-properties/>
    </style:style>
    <style:style style:name="TableCell3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3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41" style:family="table-row">
      <style:table-row-properties/>
    </style:style>
    <style:style style:name="TableCell4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4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46" style:family="table-row">
      <style:table-row-properties/>
    </style:style>
    <style:style style:name="TableCell4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4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51" style:family="table-row">
      <style:table-row-properties/>
    </style:style>
    <style:style style:name="TableCell5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5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56" style:family="table-row">
      <style:table-row-properties/>
    </style:style>
    <style:style style:name="TableCell5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5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61" style:family="table-row">
      <style:table-row-properties/>
    </style:style>
    <style:style style:name="TableCell6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6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66" style:family="table-row">
      <style:table-row-properties/>
    </style:style>
    <style:style style:name="TableCell6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6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71" style:family="table-row">
      <style:table-row-properties/>
    </style:style>
    <style:style style:name="TableCell7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7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76" style:family="table-row">
      <style:table-row-properties/>
    </style:style>
    <style:style style:name="TableCell7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7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81" style:family="table-row">
      <style:table-row-properties/>
    </style:style>
    <style:style style:name="TableCell8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8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86" style:family="table-row">
      <style:table-row-properties/>
    </style:style>
    <style:style style:name="TableCell8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8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9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91" style:family="table-row">
      <style:table-row-properties/>
    </style:style>
    <style:style style:name="TableCell9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9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9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9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96" style:family="table-row">
      <style:table-row-properties/>
    </style:style>
    <style:style style:name="TableCell9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9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9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101" style:family="table-row">
      <style:table-row-properties/>
    </style:style>
    <style:style style:name="TableCell10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10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106" style:family="table-row">
      <style:table-row-properties/>
    </style:style>
    <style:style style:name="TableCell10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10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111" style:family="table-row">
      <style:table-row-properties/>
    </style:style>
    <style:style style:name="TableCell11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11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116" style:family="table-row">
      <style:table-row-properties/>
    </style:style>
    <style:style style:name="TableCell11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11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2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121" style:family="table-row">
      <style:table-row-properties/>
    </style:style>
    <style:style style:name="TableCell12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2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12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2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126" style:family="table-row">
      <style:table-row-properties/>
    </style:style>
    <style:style style:name="TableCell12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2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12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3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131" style:family="table-row">
      <style:table-row-properties/>
    </style:style>
    <style:style style:name="TableCell13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3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13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3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136" style:family="table-row">
      <style:table-row-properties/>
    </style:style>
    <style:style style:name="TableCell13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3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13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4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141" style:family="table-row">
      <style:table-row-properties/>
    </style:style>
    <style:style style:name="TableCell14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4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14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4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Row146" style:family="table-row">
      <style:table-row-properties/>
    </style:style>
    <style:style style:name="TableCell14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4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  <style:style style:name="TableCell14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5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fr" style:country-asian="FR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age d'accueil</text:p>
          </table:table-cell>
          <table:table-cell table:style-name="TableCell9">
            <text:p text:style-name="P10">En tant qu'utilisateur j'arrive sur une page d'accueil qui me propose de m'identifier avec la phrase : "Veuillez entrer votre login et votre mot de passe "</text:p>
          </table:table-cell>
        </table:table-row>
        <table:table-row table:style-name="TableRow11">
          <table:table-cell table:style-name="TableCell12">
            <text:p text:style-name="P13">Connexion<text:s/></text:p>
          </table:table-cell>
          <table:table-cell table:style-name="TableCell14">
            <text:p text:style-name="P15">En tant qu'utilisateur je peux me connecter au site en entrant mon nom d'utilisateur et mon mot de passe</text:p>
          </table:table-cell>
        </table:table-row>
        <table:table-row table:style-name="TableRow16">
          <table:table-cell table:style-name="TableCell17">
            <text:p text:style-name="P18">Droits d'accès</text:p>
          </table:table-cell>
          <table:table-cell table:style-name="TableCell19">
            <text:p text:style-name="P20">En tant qu'utilisateur, j'ai le droit d'accéder à différentes pages selon mon poste</text:p>
          </table:table-cell>
        </table:table-row>
        <table:table-row table:style-name="TableRow21">
          <table:table-cell table:style-name="TableCell22">
            <text:p text:style-name="P23">Page d'accueil 2 Manager</text:p>
          </table:table-cell>
          <table:table-cell table:style-name="TableCell24">
            <text:p text:style-name="P25">En tant que manager, après m'être connecté, j'ai accès à une deuxième pas d'accueil qui m’affiche "Hello, Bienvenue à IDP 2021" et qui m'affiche un lien pour accéder à la liste des employés</text:p>
          </table:table-cell>
        </table:table-row>
        <table:table-row table:style-name="TableRow26">
          <table:table-cell table:style-name="TableCell27">
            <text:p text:style-name="P28">Page d'accueil 2 RH</text:p>
          </table:table-cell>
          <table:table-cell table:style-name="TableCell29">
            <text:p text:style-name="P30">En tant qu'employé RH, après m'être connecté, j'ai accès à une deuxième pas d'accueil qui m’affiche "Hello, Bienvenue à IDP 2021" et qui m'affiche un lien pour accéder à la liste des employés</text:p>
          </table:table-cell>
        </table:table-row>
        <table:table-row table:style-name="TableRow31">
          <table:table-cell table:style-name="TableCell32">
            <text:p text:style-name="P33">Page d'accueil 2 Employé</text:p>
          </table:table-cell>
          <table:table-cell table:style-name="TableCell34">
            <text:p text:style-name="P35">En tant qu’employé, après m'être connecté, j'ai accès à une deuxième pas d'accueil qui m'affiche "Hello, Bienvenue à IDP 2021"</text:p>
          </table:table-cell>
        </table:table-row>
        <table:table-row table:style-name="TableRow36">
          <table:table-cell table:style-name="TableCell37">
            <text:p text:style-name="P38">Liste des employé Manager</text:p>
          </table:table-cell>
          <table:table-cell table:style-name="TableCell39">
            <text:p text:style-name="P40">En tant que manager, j'ai accès à la liste d'employé de mon équipe</text:p>
          </table:table-cell>
        </table:table-row>
        <table:table-row table:style-name="TableRow41">
          <table:table-cell table:style-name="TableCell42">
            <text:p text:style-name="P43">Liste des employé RH</text:p>
          </table:table-cell>
          <table:table-cell table:style-name="TableCell44">
            <text:p text:style-name="P45">En tant qu'employé RH, j'ai accès à la liste d'employé par équipe</text:p>
          </table:table-cell>
        </table:table-row>
        <table:table-row table:style-name="TableRow46">
          <table:table-cell table:style-name="TableCell47">
            <text:p text:style-name="P48">Interface manager</text:p>
          </table:table-cell>
          <table:table-cell table:style-name="TableCell49">
            <text:p text:style-name="P50">En tant que manager, je peux regarder l'état des absences de mon équipe</text:p>
          </table:table-cell>
        </table:table-row>
        <table:table-row table:style-name="TableRow51">
          <table:table-cell table:style-name="TableCell52">
            <text:p text:style-name="P53">Interface RH</text:p>
          </table:table-cell>
          <table:table-cell table:style-name="TableCell54">
            <text:p text:style-name="P55">En tant qu'employé RH, je peux savoir l'état des absences par équipe</text:p>
          </table:table-cell>
        </table:table-row>
        <table:table-row table:style-name="TableRow56">
          <table:table-cell table:style-name="TableCell57">
            <text:p text:style-name="P58">Changement liste des employés</text:p>
          </table:table-cell>
          <table:table-cell table:style-name="TableCell59">
            <text:p text:style-name="P60">En tant qu'employé, je ne peux ni "supprimer" ni "ajouter" des employés à la liste</text:p>
          </table:table-cell>
        </table:table-row>
        <table:table-row table:style-name="TableRow61">
          <table:table-cell table:style-name="TableCell62">
            <text:p text:style-name="P63">Information employé Manager</text:p>
          </table:table-cell>
          <table:table-cell table:style-name="TableCell64">
            <text:p text:style-name="P65">En tant que manager, j'ai accès à un nombre d'information sur chaque employé de mon équipe</text:p>
          </table:table-cell>
        </table:table-row>
        <table:table-row table:style-name="TableRow66">
          <table:table-cell table:style-name="TableCell67">
            <text:p text:style-name="P68">Information employé RH</text:p>
          </table:table-cell>
          <table:table-cell table:style-name="TableCell69">
            <text:p text:style-name="P70">En tant qu'employé RH, j'ai accès à un nombre d'information sur chaque employé par équipe</text:p>
          </table:table-cell>
        </table:table-row>
        <table:table-row table:style-name="TableRow71">
          <table:table-cell table:style-name="TableCell72">
            <text:p text:style-name="P73">Interface employé</text:p>
          </table:table-cell>
          <table:table-cell table:style-name="TableCell74">
            <text:p text:style-name="P75">En tant qu'employé, j'ai accès à une interface plus conviviale</text:p>
          </table:table-cell>
        </table:table-row>
        <table:table-row table:style-name="TableRow76">
          <table:table-cell table:style-name="TableCell77">
            <text:p text:style-name="P78">Calendrier<text:s/></text:p>
          </table:table-cell>
          <table:table-cell table:style-name="TableCell79">
            <text:p text:style-name="P80">En tant qu'employé, je peux choisir mes absences à l'aide d'un calendrier</text:p>
          </table:table-cell>
        </table:table-row>
        <table:table-row table:style-name="TableRow81">
          <table:table-cell table:style-name="TableCell82">
            <text:p text:style-name="P83">Justification<text:s/></text:p>
          </table:table-cell>
          <table:table-cell table:style-name="TableCell84">
            <text:p text:style-name="P85">En tant qu'employé, je peux justifier le type absence</text:p>
          </table:table-cell>
        </table:table-row>
        <table:table-row table:style-name="TableRow86">
          <table:table-cell table:style-name="TableCell87">
            <text:p text:style-name="P88">Validation<text:s/></text:p>
          </table:table-cell>
          <table:table-cell table:style-name="TableCell89">
            <text:p text:style-name="P90">En tant que manager, je peux valider une absence</text:p>
          </table:table-cell>
        </table:table-row>
        <table:table-row table:style-name="TableRow91">
          <table:table-cell table:style-name="TableCell92">
            <text:p text:style-name="P93">Justification de validation</text:p>
          </table:table-cell>
          <table:table-cell table:style-name="TableCell94">
            <text:p text:style-name="P95">En tant que manager, je peux ajouter une justification à la validation ou non d'une absence</text:p>
          </table:table-cell>
        </table:table-row>
        <table:table-row table:style-name="TableRow96">
          <table:table-cell table:style-name="TableCell97">
            <text:p text:style-name="P98">Enregistrement par le manager</text:p>
          </table:table-cell>
          <table:table-cell table:style-name="TableCell99">
            <text:p text:style-name="P100">En tant que manager, je peux rentrer une absence d'un employé qui n'a pas eu le temps de la faire</text:p>
          </table:table-cell>
        </table:table-row>
        <table:table-row table:style-name="TableRow101">
          <table:table-cell table:style-name="TableCell102">
            <text:p text:style-name="P103">Vérification employé</text:p>
          </table:table-cell>
          <table:table-cell table:style-name="TableCell104">
            <text:p text:style-name="P105">En tant qu'employé, je peux vérifier l'état de mes absences</text:p>
          </table:table-cell>
        </table:table-row>
        <text:soft-page-break/>
        <table:table-row table:style-name="TableRow106">
          <table:table-cell table:style-name="TableCell107">
            <text:p text:style-name="P108">Vérification manager</text:p>
          </table:table-cell>
          <table:table-cell table:style-name="TableCell109">
            <text:p text:style-name="P110">En tant que manager, je peux vérifier si une absence à été validé à l'avance</text:p>
          </table:table-cell>
        </table:table-row>
        <table:table-row table:style-name="TableRow111">
          <table:table-cell table:style-name="TableCell112">
            <text:p text:style-name="P113">Enregistrement<text:s/></text:p>
          </table:table-cell>
          <table:table-cell table:style-name="TableCell114">
            <text:p text:style-name="P115">En tant que manager, je peux voir les absences par employé</text:p>
          </table:table-cell>
        </table:table-row>
        <table:table-row table:style-name="TableRow116">
          <table:table-cell table:style-name="TableCell117">
            <text:p text:style-name="P118">Notification <text:s/></text:p>
          </table:table-cell>
          <table:table-cell table:style-name="TableCell119">
            <text:p text:style-name="P120">En tant qu'employé RH, je serai notifié lorsqu'une absence sera validé</text:p>
          </table:table-cell>
        </table:table-row>
        <table:table-row table:style-name="TableRow121">
          <table:table-cell table:style-name="TableCell122">
            <text:p text:style-name="P123">Trie<text:s/></text:p>
          </table:table-cell>
          <table:table-cell table:style-name="TableCell124">
            <text:p text:style-name="P125">En tant qu'employé RH, j'ai accès à un tableau des absences triées en fonction de leur type</text:p>
          </table:table-cell>
        </table:table-row>
        <table:table-row table:style-name="TableRow126">
          <table:table-cell table:style-name="TableCell127">
            <text:p text:style-name="P128">Contact<text:s/></text:p>
          </table:table-cell>
          <table:table-cell table:style-name="TableCell129">
            <text:p text:style-name="P130">En tant qu'utilisateur, je peux en contacter un autre<text:s/></text:p>
          </table:table-cell>
        </table:table-row>
        <table:table-row table:style-name="TableRow131">
          <table:table-cell table:style-name="TableCell132">
            <text:p text:style-name="P133">Retour en arrière</text:p>
          </table:table-cell>
          <table:table-cell table:style-name="TableCell134">
            <text:p text:style-name="P135">En tant qu'utilisateur, je peux revenir en arrière en appuyant sur "Annuler"</text:p>
          </table:table-cell>
        </table:table-row>
        <table:table-row table:style-name="TableRow136">
          <table:table-cell table:style-name="TableCell137">
            <text:p text:style-name="P138">Page d'au revoir : "bye.html"</text:p>
          </table:table-cell>
          <table:table-cell table:style-name="TableCell139">
            <text:p text:style-name="P140">En tant qu'utilisateur, j'ai accès à une page d'au revoir avec le message "ciao, nous espérons vous revoir bientôt"</text:p>
          </table:table-cell>
        </table:table-row>
        <table:table-row table:style-name="TableRow141">
          <table:table-cell table:style-name="TableCell142">
            <text:p text:style-name="P143">Fin d'utilisation</text:p>
          </table:table-cell>
          <table:table-cell table:style-name="TableCell144">
            <text:p text:style-name="P145">En tant qu'utilisateur j'ai la possibilité de quitter le site et d'accéder à la page "bye.html" dès l'accueil</text:p>
          </table:table-cell>
        </table:table-row>
        <table:table-row table:style-name="TableRow146">
          <table:table-cell table:style-name="TableCell147">
            <text:p text:style-name="P148">Ergonomie<text:s/></text:p>
          </table:table-cell>
          <table:table-cell table:style-name="TableCell149">
            <text:p text:style-name="P150">En tant qu'utilisateur, je comprends rapidement et facilement quelles sont les étapes à suivre pour faire ce que je souhait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</office:automatic-styles>
  <office:master-styles>
    <style:master-page style:name="MPF0" style:page-layout-name="PL0">
      <style:header>
        <text:p/>
      </style:header>
      <style:header-first>
        <text:p text:style-name="P2">Backlog</text:p>
        <text:p text:style-name="En-tête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sile TRUQUIN</meta:initial-creator>
    <dc:creator>Basile TRUQUIN</dc:creator>
    <meta:creation-date>2021-12-10T14:30:00Z</meta:creation-date>
    <dc:date>2021-12-10T14:32:00Z</dc:date>
    <meta:template xlink:href="Normal.dotm" xlink:type="simple"/>
    <meta:editing-cycles>1</meta:editing-cycles>
    <meta:editing-duration>PT120S</meta:editing-duration>
    <meta:document-statistic meta:page-count="2" meta:paragraph-count="6" meta:word-count="499" meta:character-count="3239" meta:row-count="22" meta:non-whitespace-character-count="2746"/>
  </office:meta>
</office:document-meta>
</file>